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95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24.91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style:text-position="0%" style:font-size-asian="10pt" style:font-size-complex="10pt" style:font-weight-complex="600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9mm" svg:height="89.99mm" svg:x="113.12mm" svg:y="1.68mm">
            <loext:p draw:notify-on-update-of-ranges="Hoja1.A2:Hoja1.A21 Hoja1.B1:Hoja1.B1 Hoja1.B2:Hoja1.B21 Hoja1.A2:Hoja1.A21 Hoja1.C1:Hoja1.C1 Hoja1.C2:Hoja1.C21 Hoja1.A2:Hoja1.A21 Hoja1.D1:Hoja1.D1 Hoja1.D2:Hoja1.D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amaño</text:p>
          </table:table-cell>
          <table:table-cell table:style-name="ce1" office:value-type="string" calcext:value-type="string">
            <text:p>Algoritmo 9<text:span text:style-name="T1">a</text:span></text:p>
          </table:table-cell>
          <table:table-cell table:style-name="ce2" office:value-type="string" calcext:value-type="string">
            <text:p>Algoritmo 9b</text:p>
          </table:table-cell>
          <table:table-cell table:style-name="ce1" office:value-type="string" calcext:value-type="string">
            <text:p>Algoritmo 10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002133747" calcext:value-type="float">
            <text:p>0,002133747</text:p>
          </table:table-cell>
          <table:table-cell office:value-type="float" office:value="0.001055555" calcext:value-type="float">
            <text:p>0,001055555</text:p>
          </table:table-cell>
          <table:table-cell office:value-type="float" office:value="0.004356427" calcext:value-type="float">
            <text:p>0,004356427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005000454" calcext:value-type="float">
            <text:p>0,005000454</text:p>
          </table:table-cell>
          <table:table-cell office:value-type="float" office:value="0.004121146" calcext:value-type="float">
            <text:p>0,004121146</text:p>
          </table:table-cell>
          <table:table-cell office:value-type="float" office:value="0.004739787" calcext:value-type="float">
            <text:p>0,004739787</text:p>
          </table:table-cell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0.010837272" calcext:value-type="float">
            <text:p>0,010837272</text:p>
          </table:table-cell>
          <table:table-cell office:value-type="float" office:value="0.008405344" calcext:value-type="float">
            <text:p>0,008405344</text:p>
          </table:table-cell>
          <table:table-cell office:value-type="float" office:value="0.009705407" calcext:value-type="float">
            <text:p>0,009705407</text:p>
          </table:table-cell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0.018639271" calcext:value-type="float">
            <text:p>0,018639271</text:p>
          </table:table-cell>
          <table:table-cell office:value-type="float" office:value="0.01415288" calcext:value-type="float">
            <text:p>0,01415288</text:p>
          </table:table-cell>
          <table:table-cell office:value-type="float" office:value="0.015336079" calcext:value-type="float">
            <text:p>0,015336079</text:p>
          </table:table-cell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0.028788499" calcext:value-type="float">
            <text:p>0,028788499</text:p>
          </table:table-cell>
          <table:table-cell office:value-type="float" office:value="0.021574689" calcext:value-type="float">
            <text:p>0,021574689</text:p>
          </table:table-cell>
          <table:table-cell office:value-type="float" office:value="0.023207181" calcext:value-type="float">
            <text:p>0,023207181</text:p>
          </table:table-cell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0.041218487" calcext:value-type="float">
            <text:p>0,041218487</text:p>
          </table:table-cell>
          <table:table-cell office:value-type="float" office:value="0.030639035" calcext:value-type="float">
            <text:p>0,030639035</text:p>
          </table:table-cell>
          <table:table-cell office:value-type="float" office:value="0.032368472" calcext:value-type="float">
            <text:p>0,032368472</text:p>
          </table:table-cell>
        </table:table-row>
        <table:table-row table:style-name="ro2">
          <table:table-cell office:value-type="float" office:value="7000" calcext:value-type="float">
            <text:p>7000</text:p>
          </table:table-cell>
          <table:table-cell office:value-type="float" office:value="0.065705028" calcext:value-type="float">
            <text:p>0,065705028</text:p>
          </table:table-cell>
          <table:table-cell office:value-type="float" office:value="0.040913262" calcext:value-type="float">
            <text:p>0,040913262</text:p>
          </table:table-cell>
          <table:table-cell office:value-type="float" office:value="0.043746474" calcext:value-type="float">
            <text:p>0,043746474</text:p>
          </table:table-cell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0.096247305" calcext:value-type="float">
            <text:p>0,096247305</text:p>
          </table:table-cell>
          <table:table-cell office:value-type="float" office:value="0.052994123" calcext:value-type="float">
            <text:p>0,052994123</text:p>
          </table:table-cell>
          <table:table-cell office:value-type="float" office:value="0.055894825" calcext:value-type="float">
            <text:p>0,055894825</text:p>
          </table:table-cell>
        </table:table-row>
        <table:table-row table:style-name="ro2">
          <table:table-cell office:value-type="float" office:value="9000" calcext:value-type="float">
            <text:p>9000</text:p>
          </table:table-cell>
          <table:table-cell office:value-type="float" office:value="0.12048285" calcext:value-type="float">
            <text:p>0,12048285</text:p>
          </table:table-cell>
          <table:table-cell office:value-type="float" office:value="0.066604325" calcext:value-type="float">
            <text:p>0,066604325</text:p>
          </table:table-cell>
          <table:table-cell office:value-type="float" office:value="0.070344005" calcext:value-type="float">
            <text:p>0,070344005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11329905" calcext:value-type="float">
            <text:p>0,11329905</text:p>
          </table:table-cell>
          <table:table-cell office:value-type="float" office:value="0.081831008" calcext:value-type="float">
            <text:p>0,081831008</text:p>
          </table:table-cell>
          <table:table-cell office:value-type="float" office:value="0.084833711" calcext:value-type="float">
            <text:p>0,084833711</text:p>
          </table:table-cell>
        </table:table-row>
        <table:table-row table:style-name="ro2">
          <table:table-cell office:value-type="float" office:value="11000" calcext:value-type="float">
            <text:p>11000</text:p>
          </table:table-cell>
          <table:table-cell office:value-type="float" office:value="0.163767632" calcext:value-type="float">
            <text:p>0,163767632</text:p>
          </table:table-cell>
          <table:table-cell office:value-type="float" office:value="0.098843195" calcext:value-type="float">
            <text:p>0,098843195</text:p>
          </table:table-cell>
          <table:table-cell office:value-type="float" office:value="0.102563508" calcext:value-type="float">
            <text:p>0,102563508</text:p>
          </table:table-cell>
        </table:table-row>
        <table:table-row table:style-name="ro2">
          <table:table-cell office:value-type="float" office:value="12000" calcext:value-type="float">
            <text:p>12000</text:p>
          </table:table-cell>
          <table:table-cell office:value-type="float" office:value="0.162862684" calcext:value-type="float">
            <text:p>0,162862684</text:p>
          </table:table-cell>
          <table:table-cell office:value-type="float" office:value="0.119489865" calcext:value-type="float">
            <text:p>0,119489865</text:p>
          </table:table-cell>
          <table:table-cell office:value-type="float" office:value="0.12060761" calcext:value-type="float">
            <text:p>0,12060761</text:p>
          </table:table-cell>
        </table:table-row>
        <table:table-row table:style-name="ro2">
          <table:table-cell office:value-type="float" office:value="13000" calcext:value-type="float">
            <text:p>13000</text:p>
          </table:table-cell>
          <table:table-cell office:value-type="float" office:value="0.192101304" calcext:value-type="float">
            <text:p>0,192101304</text:p>
          </table:table-cell>
          <table:table-cell office:value-type="float" office:value="0.137176935" calcext:value-type="float">
            <text:p>0,137176935</text:p>
          </table:table-cell>
          <table:table-cell office:value-type="float" office:value="0.143446726" calcext:value-type="float">
            <text:p>0,143446726</text:p>
          </table:table-cell>
        </table:table-row>
        <table:table-row table:style-name="ro2">
          <table:table-cell office:value-type="float" office:value="14000" calcext:value-type="float">
            <text:p>14000</text:p>
          </table:table-cell>
          <table:table-cell office:value-type="float" office:value="0.391940481" calcext:value-type="float">
            <text:p>0,391940481</text:p>
          </table:table-cell>
          <table:table-cell office:value-type="float" office:value="0.158833228" calcext:value-type="float">
            <text:p>0,158833228</text:p>
          </table:table-cell>
          <table:table-cell office:value-type="float" office:value="0.162813627" calcext:value-type="float">
            <text:p>0,162813627</text:p>
          </table:table-cell>
        </table:table-row>
        <table:table-row table:style-name="ro2">
          <table:table-cell office:value-type="float" office:value="15000" calcext:value-type="float">
            <text:p>15000</text:p>
          </table:table-cell>
          <table:table-cell office:value-type="float" office:value="0.257238168" calcext:value-type="float">
            <text:p>0,257238168</text:p>
          </table:table-cell>
          <table:table-cell office:value-type="float" office:value="0.181516195" calcext:value-type="float">
            <text:p>0,181516195</text:p>
          </table:table-cell>
          <table:table-cell office:value-type="float" office:value="0.1866724" calcext:value-type="float">
            <text:p>0,1866724</text:p>
          </table:table-cell>
        </table:table-row>
        <table:table-row table:style-name="ro2">
          <table:table-cell office:value-type="float" office:value="16000" calcext:value-type="float">
            <text:p>16000</text:p>
          </table:table-cell>
          <table:table-cell office:value-type="float" office:value="0.400916504" calcext:value-type="float">
            <text:p>0,400916504</text:p>
          </table:table-cell>
          <table:table-cell office:value-type="float" office:value="0.207015067" calcext:value-type="float">
            <text:p>0,207015067</text:p>
          </table:table-cell>
          <table:table-cell office:value-type="float" office:value="0.21132764" calcext:value-type="float">
            <text:p>0,21132764</text:p>
          </table:table-cell>
        </table:table-row>
        <table:table-row table:style-name="ro2">
          <table:table-cell office:value-type="float" office:value="17000" calcext:value-type="float">
            <text:p>17000</text:p>
          </table:table-cell>
          <table:table-cell office:value-type="float" office:value="0.395175784" calcext:value-type="float">
            <text:p>0,395175784</text:p>
          </table:table-cell>
          <table:table-cell office:value-type="float" office:value="0.238911402" calcext:value-type="float">
            <text:p>0,238911402</text:p>
          </table:table-cell>
          <table:table-cell office:value-type="float" office:value="0.244978444" calcext:value-type="float">
            <text:p>0,244978444</text:p>
          </table:table-cell>
        </table:table-row>
        <table:table-row table:style-name="ro2">
          <table:table-cell office:value-type="float" office:value="18000" calcext:value-type="float">
            <text:p>18000</text:p>
          </table:table-cell>
          <table:table-cell office:value-type="float" office:value="0.604096984" calcext:value-type="float">
            <text:p>0,604096984</text:p>
          </table:table-cell>
          <table:table-cell office:value-type="float" office:value="0.2680353" calcext:value-type="float">
            <text:p>0,2680353</text:p>
          </table:table-cell>
          <table:table-cell office:value-type="float" office:value="0.274662285" calcext:value-type="float">
            <text:p>0,274662285</text:p>
          </table:table-cell>
        </table:table-row>
        <table:table-row table:style-name="ro2">
          <table:table-cell office:value-type="float" office:value="19000" calcext:value-type="float">
            <text:p>19000</text:p>
          </table:table-cell>
          <table:table-cell office:value-type="float" office:value="0.640726987" calcext:value-type="float">
            <text:p>0,640726987</text:p>
          </table:table-cell>
          <table:table-cell office:value-type="float" office:value="0.294332051" calcext:value-type="float">
            <text:p>0,294332051</text:p>
          </table:table-cell>
          <table:table-cell office:value-type="float" office:value="0.301120795" calcext:value-type="float">
            <text:p>0,301120795</text:p>
          </table:table-cell>
        </table:table-row>
        <table:table-row table:style-name="ro2">
          <table:table-cell office:value-type="float" office:value="20000" calcext:value-type="float">
            <text:p>20000</text:p>
          </table:table-cell>
          <table:table-cell office:value-type="float" office:value="0.75579606" calcext:value-type="float">
            <text:p>0,75579606</text:p>
          </table:table-cell>
          <table:table-cell office:value-type="float" office:value="0.326285029" calcext:value-type="float">
            <text:p>0,326285029</text:p>
          </table:table-cell>
          <table:table-cell office:value-type="float" office:value="0.335253636" calcext:value-type="float">
            <text:p>0,3352536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0mm" fo:page-height="297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 style:data-style-name="N2" text:time-value="13:11:20.20087365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12:36:17.061380429</meta:creation-date>
    <dc:date>2016-04-19T13:11:40.877292382</dc:date>
    <meta:editing-duration>PT5M16S</meta:editing-duration>
    <meta:editing-cycles>6</meta:editing-cycles>
    <meta:generator>LibreOffice/5.0.5.2$Linux_X86_64 LibreOffice_project/00m0$Build-2</meta:generator>
    <meta:document-statistic meta:table-count="1" meta:cell-count="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25cm" svg:y="3.703cm" style:legend-expansion="high" chart:style-name="ch2"/>
        <chart:plot-area chart:style-name="ch3" table:cell-range-address="Hoja1.A2:Hoja1.D21 Hoja1.B1:Hoja1.D1" chart:data-source-has-labels="row" svg:x="1.331cm" svg:y="0.18cm" svg:width="11.074cm" svg:height="7.659cm">
          <chartooo:coordinate-region svg:x="2.058cm" svg:y="0.379cm" svg:width="9.882cm" svg:height="6.813cm"/>
          <chart:axis chart:dimension="x" chart:name="primary-x" chart:style-name="ch4">
            <chart:title svg:x="6.242cm" svg:y="8.019cm" chart:style-name="ch5">
              <text:p>Tamaño</text:p>
            </chart:title>
          </chart:axis>
          <chart:axis chart:dimension="y" chart:name="primary-y" chart:style-name="ch4">
            <chart:title svg:x="0.451cm" svg:y="4.595cm" chart:style-name="ch6">
              <text:p>Tiempo</text:p>
            </chart:title>
            <chart:grid chart:style-name="ch7" chart:class="major"/>
          </chart:axis>
          <chart:series chart:style-name="ch8" chart:values-cell-range-address="Hoja1.B2:Hoja1.B21" chart:label-cell-address="Hoja1.B1:Hoja1.B1" chart:class="chart:scatter">
            <chart:domain table:cell-range-address="Hoja1.A2:Hoja1.A21"/>
            <chart:data-point chart:repeated="20"/>
          </chart:series>
          <chart:series chart:style-name="ch9" chart:values-cell-range-address="Hoja1.C2:Hoja1.C21" chart:label-cell-address="Hoja1.C1:Hoja1.C1" chart:class="chart:scatter">
            <chart:data-point chart:repeated="20"/>
          </chart:series>
          <chart:series chart:style-name="ch10" chart:values-cell-range-address="Hoja1.D2:Hoja1.D21" chart:label-cell-address="Hoja1.D1:Hoja1.D1" chart:class="chart:scatte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Algoritmo 9a</text:p>
                <draw:g>
                  <svg:desc>Hoja1.B1:Hoja1.B1</svg:desc>
                </draw:g>
              </table:table-cell>
              <table:table-cell office:value-type="string">
                <text:p>Algoritmo 9b</text:p>
                <draw:g>
                  <svg:desc>Hoja1.C1:Hoja1.C1</svg:desc>
                </draw:g>
              </table:table-cell>
              <table:table-cell office:value-type="string">
                <text:p>Algoritmo 10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Hoja1.A2:Hoja1.A21</svg:desc>
                </draw:g>
              </table:table-cell>
              <table:table-cell office:value-type="float" office:value="0.002133747">
                <text:p>0.002133747</text:p>
                <draw:g>
                  <svg:desc>Hoja1.B2:Hoja1.B21</svg:desc>
                </draw:g>
              </table:table-cell>
              <table:table-cell office:value-type="float" office:value="0.001055555">
                <text:p>0.001055555</text:p>
                <draw:g>
                  <svg:desc>Hoja1.C2:Hoja1.C21</svg:desc>
                </draw:g>
              </table:table-cell>
              <table:table-cell office:value-type="float" office:value="0.004356427">
                <text:p>0.004356427</text:p>
                <draw:g>
                  <svg:desc>Hoja1.D2:Hoja1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.005000454">
                <text:p>0.005000454</text:p>
              </table:table-cell>
              <table:table-cell office:value-type="float" office:value="0.004121146">
                <text:p>0.004121146</text:p>
              </table:table-cell>
              <table:table-cell office:value-type="float" office:value="0.004739787">
                <text:p>0.0047397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0.010837272">
                <text:p>0.010837272</text:p>
              </table:table-cell>
              <table:table-cell office:value-type="float" office:value="0.008405344">
                <text:p>0.008405344</text:p>
              </table:table-cell>
              <table:table-cell office:value-type="float" office:value="0.009705407">
                <text:p>0.0097054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0.018639271">
                <text:p>0.018639271</text:p>
              </table:table-cell>
              <table:table-cell office:value-type="float" office:value="0.01415288">
                <text:p>0.01415288</text:p>
              </table:table-cell>
              <table:table-cell office:value-type="float" office:value="0.015336079">
                <text:p>0.0153360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0.028788499">
                <text:p>0.028788499</text:p>
              </table:table-cell>
              <table:table-cell office:value-type="float" office:value="0.021574689">
                <text:p>0.021574689</text:p>
              </table:table-cell>
              <table:table-cell office:value-type="float" office:value="0.023207181">
                <text:p>0.0232071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0.041218487">
                <text:p>0.041218487</text:p>
              </table:table-cell>
              <table:table-cell office:value-type="float" office:value="0.030639035">
                <text:p>0.030639035</text:p>
              </table:table-cell>
              <table:table-cell office:value-type="float" office:value="0.032368472">
                <text:p>0.0323684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0.065705028">
                <text:p>0.065705028</text:p>
              </table:table-cell>
              <table:table-cell office:value-type="float" office:value="0.040913262">
                <text:p>0.040913262</text:p>
              </table:table-cell>
              <table:table-cell office:value-type="float" office:value="0.043746474">
                <text:p>0.0437464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0.096247305">
                <text:p>0.096247305</text:p>
              </table:table-cell>
              <table:table-cell office:value-type="float" office:value="0.052994123">
                <text:p>0.052994123</text:p>
              </table:table-cell>
              <table:table-cell office:value-type="float" office:value="0.055894825">
                <text:p>0.0558948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0.12048285">
                <text:p>0.12048285</text:p>
              </table:table-cell>
              <table:table-cell office:value-type="float" office:value="0.066604325">
                <text:p>0.066604325</text:p>
              </table:table-cell>
              <table:table-cell office:value-type="float" office:value="0.070344005">
                <text:p>0.070344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0.11329905">
                <text:p>0.11329905</text:p>
              </table:table-cell>
              <table:table-cell office:value-type="float" office:value="0.081831008">
                <text:p>0.081831008</text:p>
              </table:table-cell>
              <table:table-cell office:value-type="float" office:value="0.084833711">
                <text:p>0.0848337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">
                <text:p>11000</text:p>
              </table:table-cell>
              <table:table-cell office:value-type="float" office:value="0.163767632">
                <text:p>0.163767632</text:p>
              </table:table-cell>
              <table:table-cell office:value-type="float" office:value="0.098843195">
                <text:p>0.098843195</text:p>
              </table:table-cell>
              <table:table-cell office:value-type="float" office:value="0.102563508">
                <text:p>0.1025635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">
                <text:p>12000</text:p>
              </table:table-cell>
              <table:table-cell office:value-type="float" office:value="0.162862684">
                <text:p>0.162862684</text:p>
              </table:table-cell>
              <table:table-cell office:value-type="float" office:value="0.119489865">
                <text:p>0.119489865</text:p>
              </table:table-cell>
              <table:table-cell office:value-type="float" office:value="0.12060761">
                <text:p>0.120607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">
                <text:p>13000</text:p>
              </table:table-cell>
              <table:table-cell office:value-type="float" office:value="0.192101304">
                <text:p>0.192101304</text:p>
              </table:table-cell>
              <table:table-cell office:value-type="float" office:value="0.137176935">
                <text:p>0.137176935</text:p>
              </table:table-cell>
              <table:table-cell office:value-type="float" office:value="0.143446726">
                <text:p>0.1434467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">
                <text:p>14000</text:p>
              </table:table-cell>
              <table:table-cell office:value-type="float" office:value="0.391940481">
                <text:p>0.391940481</text:p>
              </table:table-cell>
              <table:table-cell office:value-type="float" office:value="0.158833228">
                <text:p>0.158833228</text:p>
              </table:table-cell>
              <table:table-cell office:value-type="float" office:value="0.162813627">
                <text:p>0.1628136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">
                <text:p>15000</text:p>
              </table:table-cell>
              <table:table-cell office:value-type="float" office:value="0.257238168">
                <text:p>0.257238168</text:p>
              </table:table-cell>
              <table:table-cell office:value-type="float" office:value="0.181516195">
                <text:p>0.181516195</text:p>
              </table:table-cell>
              <table:table-cell office:value-type="float" office:value="0.1866724">
                <text:p>0.18667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">
                <text:p>16000</text:p>
              </table:table-cell>
              <table:table-cell office:value-type="float" office:value="0.400916504">
                <text:p>0.400916504</text:p>
              </table:table-cell>
              <table:table-cell office:value-type="float" office:value="0.207015067">
                <text:p>0.207015067</text:p>
              </table:table-cell>
              <table:table-cell office:value-type="float" office:value="0.21132764">
                <text:p>0.211327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">
                <text:p>17000</text:p>
              </table:table-cell>
              <table:table-cell office:value-type="float" office:value="0.395175784">
                <text:p>0.395175784</text:p>
              </table:table-cell>
              <table:table-cell office:value-type="float" office:value="0.238911402">
                <text:p>0.238911402</text:p>
              </table:table-cell>
              <table:table-cell office:value-type="float" office:value="0.244978444">
                <text:p>0.2449784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">
                <text:p>18000</text:p>
              </table:table-cell>
              <table:table-cell office:value-type="float" office:value="0.604096984">
                <text:p>0.604096984</text:p>
              </table:table-cell>
              <table:table-cell office:value-type="float" office:value="0.2680353">
                <text:p>0.2680353</text:p>
              </table:table-cell>
              <table:table-cell office:value-type="float" office:value="0.274662285">
                <text:p>0.2746622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">
                <text:p>19000</text:p>
              </table:table-cell>
              <table:table-cell office:value-type="float" office:value="0.640726987">
                <text:p>0.640726987</text:p>
              </table:table-cell>
              <table:table-cell office:value-type="float" office:value="0.294332051">
                <text:p>0.294332051</text:p>
              </table:table-cell>
              <table:table-cell office:value-type="float" office:value="0.301120795">
                <text:p>0.3011207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">
                <text:p>20000</text:p>
              </table:table-cell>
              <table:table-cell office:value-type="float" office:value="0.75579606">
                <text:p>0.75579606</text:p>
              </table:table-cell>
              <table:table-cell office:value-type="float" office:value="0.326285029">
                <text:p>0.326285029</text:p>
              </table:table-cell>
              <table:table-cell office:value-type="float" office:value="0.335253636">
                <text:p>0.3352536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